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4.001cm"/>
    </style:style>
    <style:style style:name="co3" style:family="table-column">
      <style:table-column-properties fo:break-before="auto" style:column-width="7.999cm"/>
    </style:style>
    <style:style style:name="co4" style:family="table-column">
      <style:table-column-properties fo:break-before="auto" style:column-width="3cm"/>
    </style:style>
    <style:style style:name="co5" style:family="table-column">
      <style:table-column-properties fo:break-before="auto" style:column-width="2.267cm"/>
    </style:style>
    <style:style style:name="ro1" style:family="table-row">
      <style:table-row-properties style:row-height="1.157cm" fo:break-before="auto" style:use-optimal-row-height="true"/>
    </style:style>
    <style:style style:name="ro2" style:family="table-row">
      <style:table-row-properties style:row-height="16.374cm" fo:break-before="auto" style:use-optimal-row-height="true"/>
    </style:style>
    <style:style style:name="ro3" style:family="table-row">
      <style:table-row-properties style:row-height="28.459cm" fo:break-before="auto" style:use-optimal-row-height="true"/>
    </style:style>
    <style:style style:name="ro4" style:family="table-row">
      <style:table-row-properties style:row-height="7.87cm" fo:break-before="auto" style:use-optimal-row-height="true"/>
    </style:style>
    <style:style style:name="ro5" style:family="table-row">
      <style:table-row-properties style:row-height="9.661cm" fo:break-before="auto" style:use-optimal-row-height="true"/>
    </style:style>
    <style:style style:name="ro6" style:family="table-row">
      <style:table-row-properties style:row-height="17.27cm" fo:break-before="auto" style:use-optimal-row-height="true"/>
    </style:style>
    <style:style style:name="ro7" style:family="table-row">
      <style:table-row-properties style:row-height="8.767cm" fo:break-before="auto" style:use-optimal-row-height="true"/>
    </style:style>
    <style:style style:name="ro8" style:family="table-row">
      <style:table-row-properties style:row-height="3.395cm" fo:break-before="auto" style:use-optimal-row-height="true"/>
    </style:style>
    <style:style style:name="ro9" style:family="table-row">
      <style:table-row-properties style:row-height="5.634cm" fo:break-before="auto" style:use-optimal-row-height="true"/>
    </style:style>
    <style:style style:name="ro10" style:family="table-row">
      <style:table-row-properties style:row-height="6.976cm" fo:break-before="auto" style:use-optimal-row-height="true"/>
    </style:style>
    <style:style style:name="ro11" style:family="table-row">
      <style:table-row-properties style:row-height="10.557cm" fo:break-before="auto" style:use-optimal-row-height="true"/>
    </style:style>
    <style:style style:name="ro12" style:family="table-row">
      <style:table-row-properties style:row-height="1.605cm" fo:break-before="auto" style:use-optimal-row-height="true"/>
    </style:style>
    <style:style style:name="ro13" style:family="table-row">
      <style:table-row-properties style:row-height="0.709cm" fo:break-before="auto" style:use-optimal-row-height="true"/>
    </style:style>
    <style:style style:name="ro14" style:family="table-row">
      <style:table-row-properties style:row-height="2.499cm" fo:break-before="auto" style:use-optimal-row-height="true"/>
    </style:style>
    <style:style style:name="ro15" style:family="table-row">
      <style:table-row-properties style:row-height="2.053cm" fo:break-before="auto" style:use-optimal-row-height="true"/>
    </style:style>
    <style:style style:name="ro16" style:family="table-row">
      <style:table-row-properties style:row-height="0.654cm" fo:break-before="auto" style:use-optimal-row-height="true"/>
    </style:style>
    <style:style style:name="ta1" style:family="table" style:master-page-name="Default">
      <style:table-properties table:display="true" style:writing-mode="lr-tb"/>
    </style:style>
  </office:automatic-styles>
  <office:body>
    <office:spreadsheet>
      <table:table table:name="Szenenliste" table:style-name="ta1" table:print="false">
        <table:table-column table:style-name="co1" table:default-cell-style-name="Default"/>
        <table:table-column table:style-name="co2" table:default-cell-style-name="Default"/>
        <table:table-column table:style-name="co3" table:default-cell-style-name="Default"/>
        <table:table-column table:style-name="co2" table:number-columns-repeated="3" table:default-cell-style-name="Default"/>
        <table:table-column table:style-name="co3" table:default-cell-style-name="Default"/>
        <table:table-column table:style-name="co1" table:default-cell-style-name="Default"/>
        <table:table-column table:style-name="co3" table:number-columns-repeated="3" table:default-cell-style-name="Default"/>
        <table:table-column table:style-name="co1" table:number-columns-repeated="3" table:default-cell-style-name="Default"/>
        <table:table-column table:style-name="co4" table:default-cell-style-name="Default"/>
        <table:table-column table:style-name="co2" table:number-columns-repeated="3" table:default-cell-style-name="Default"/>
        <table:table-column table:style-name="co5" table:number-columns-repeated="1002" table:default-cell-style-name="Default"/>
        <table:table-row table:style-name="ro1">
          <table:table-cell table:style-name="Heading" office:value-type="string">
            <text:p>Section link</text:p>
          </table:table-cell>
          <table:table-cell table:style-name="Heading" office:value-type="string">
            <text:p>Section title</text:p>
          </table:table-cell>
          <table:table-cell table:style-name="Heading" office:value-type="string">
            <text:p>Section description</text:p>
          </table:table-cell>
          <table:table-cell table:style-name="Heading" office:value-type="string">
            <text:p>Date</text:p>
          </table:table-cell>
          <table:table-cell table:style-name="Heading" office:value-type="string">
            <text:p>Time</text:p>
          </table:table-cell>
          <table:table-cell table:style-name="Heading" office:value-type="string">
            <text:p>Tags</text:p>
          </table:table-cell>
          <table:table-cell table:style-name="Heading" office:value-type="string">
            <text:p>Section notes</text:p>
          </table:table-cell>
          <table:table-cell table:style-name="Heading" office:value-type="string">
            <text:p>A/R</text:p>
          </table:table-cell>
          <table:table-cell table:style-name="Heading" office:value-type="string">
            <text:p>Goal</text:p>
          </table:table-cell>
          <table:table-cell table:style-name="Heading" office:value-type="string">
            <text:p>Conflict</text:p>
          </table:table-cell>
          <table:table-cell table:style-name="Heading" office:value-type="string">
            <text:p>Outcome</text:p>
          </table:table-cell>
          <table:table-cell table:style-name="Heading" office:value-type="string">
            <text:p>Section</text:p>
          </table:table-cell>
          <table:table-cell table:style-name="Heading" office:value-type="string">
            <text:p>Words total</text:p>
          </table:table-cell>
          <table:table-cell table:style-name="Heading" office:value-type="string">
            <text:p>Word count</text:p>
          </table:table-cell>
          <table:table-cell table:style-name="Heading" office:value-type="string">
            <text:p>Characters</text:p>
          </table:table-cell>
          <table:table-cell table:style-name="Heading" office:value-type="string">
            <text:p>Locations</text:p>
          </table:table-cell>
          <table:table-cell table:style-name="Heading" office:value-type="string">
            <text:p>Items</text:p>
          </table:table-cell>
          <table:table-cell table:style-name="Heading" table:number-columns-repeated="1003"/>
        </table:table-row>
        <table:table-row table:style-name="ro2">
          <table:table-cell table:formula="of:=HYPERLINK(&quot;file:///C:/Users/Peter/Git/PyWriter/test/data/_Sectionlist/proofed_manuscript.odt#sc1%7Cregion&quot;;&quot;sc1&quot;)" office:value-type="string" office:string-value="sc1">
            <text:p>sc1</text:p>
          </table:table-cell>
          <table:table-cell office:value-type="string">
            <text:p>Meet Hal, threatened by Vurdi</text:p>
          </table:table-cell>
          <table:table-cell office:value-type="string">
            <text:p>Hal Spacejock is aboard his ship, the Black Gull, which is parked at the spaceport on planet Lamira. Hal's waiting for a cargo job, he's not fussy as long as it's legal. So far, after several days, the only jobs he's been offered have involved smuggling, gun-running or drugs.</text:p>
            <text:p>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Hal.</text:p>
            <text:p>Hal doesn't have any money, so Vurdi says he'll take an arm or leg instead, and sets Brutus on him.</text:p>
            <text:p>During the scuffle, Hal manages to tell Vurdi that he accepted a cargo job earlier in the day, and will use the proceeds to settle his debts. Vurdi is suspicious, but calls Brutus off and gives Hal 24 hours.</text:p>
            <text:p>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able:table-cell>
          <table:table-cell table:number-columns-repeated="2"/>
          <table:table-cell office:value-type="string">
            <text:p>Exposition</text:p>
          </table:table-cell>
          <table:table-cell office:value-type="string">
            <text:p>This is a note. Notice how the N icon shows up when there's a note attached to a scene.</text:p>
          </table:table-cell>
          <table:table-cell office:value-type="string">
            <text:p>A</text:p>
          </table:table-cell>
          <table:table-cell office:value-type="string">
            <text:p>Hals wants something</text:p>
          </table:table-cell>
          <table:table-cell office:value-type="string">
            <text:p>There are obstacles.</text:p>
          </table:table-cell>
          <table:table-cell office:value-type="string">
            <text:p>A disaster.</text:p>
          </table:table-cell>
          <table:table-cell office:value-type="float" office:value="1">
            <text:p>1</text:p>
          </table:table-cell>
          <table:table-cell table:number-columns-repeated="2" office:value-type="float" office:value="375">
            <text:p>375</text:p>
          </table:table-cell>
          <table:table-cell office:value-type="string">
            <text:p>Hal, Navcom, Vurdi, Brutus</text:p>
          </table:table-cell>
          <table:table-cell office:value-type="string">
            <text:p>Black Gull, Lamira Spaceport</text:p>
          </table:table-cell>
          <table:table-cell table:number-columns-repeated="1004"/>
        </table:table-row>
        <table:table-row table:style-name="ro3">
          <table:table-cell table:formula="of:=HYPERLINK(&quot;file:///C:/Users/Peter/Git/PyWriter/test/data/_Sectionlist/proofed_manuscript.odt#sc2%7Cregion&quot;;&quot;sc2&quot;)" office:value-type="string" office:string-value="sc2">
            <text:p>sc2</text:p>
          </table:table-cell>
          <table:table-cell office:value-type="string">
            <text:p>Jerling buys team. Discusses Seraph.</text:p>
          </table:table-cell>
          <table:table-cell office:value-type="string">
            <text:p>Walter Jerling is a businessman on Forg, a planet in the same star system as Lamira. He owns several enterprises - real estate, factories, etc. We meet him at the grand opening of a new sky hockey stadium, puffing on his cigar and finishing off the ceremony without much enthusiasm. After a smattering of polite applause from the small crowd, he departs in his limo. </text:p>
            <text:p>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crowds at their openings, Carina points out that they pay the crowds more to turn up.</text:p>
            <text:p>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p>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delivery isn't an option.</text:p>
            <text:p>Carina explains that they can't risk their own ships, they 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says they should have come to him before, this is important, if they lose preferred supplier status his business is at risk, and worse still the Hinchfigs will gain on him.</text:p>
            <text:p>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able:table-cell>
          <table:table-cell table:number-columns-repeated="4"/>
          <table:table-cell office:value-type="string">
            <text:p>R</text:p>
          </table:table-cell>
          <table:table-cell office:value-type="string">
            <text:p>Hal is very upset.</text:p>
          </table:table-cell>
          <table:table-cell office:value-type="string">
            <text:p>This doesn‘t bring him anywhere.</text:p>
          </table:table-cell>
          <table:table-cell office:value-type="string">
            <text:p>He decides to become a grown-up.</text:p>
          </table:table-cell>
          <table:table-cell office:value-type="float" office:value="2">
            <text:p>2</text:p>
          </table:table-cell>
          <table:table-cell office:value-type="float" office:value="441">
            <text:p>441</text:p>
          </table:table-cell>
          <table:table-cell office:value-type="float" office:value="66">
            <text:p>66</text:p>
          </table:table-cell>
          <table:table-cell office:value-type="string">
            <text:p>Jerling, Carina</text:p>
          </table:table-cell>
          <table:table-cell office:value-type="string">
            <text:p>Planet Forg, Jerling Enterprises</text:p>
          </table:table-cell>
          <table:table-cell table:number-columns-repeated="1004"/>
        </table:table-row>
        <table:table-row table:style-name="ro4">
          <table:table-cell table:formula="of:=HYPERLINK(&quot;file:///C:/Users/Peter/Git/PyWriter/test/data/_Sectionlist/proofed_manuscript.odt#sc3%7Cregion&quot;;&quot;sc3&quot;)" office:value-type="string" office:string-value="sc3">
            <text:p>sc3</text:p>
          </table:table-cell>
          <table:table-cell office:value-type="string">
            <text:p>Hal takes a call from Jerling</text:p>
          </table:table-cell>
          <table:table-cell office:value-type="string">
            <text:p>Back with Hal, Jerling's call comes through and the businessman explains about his cargo, reassures Hal it's not stolen goods, then explains he has a pilot at the Lamira Spaceport (the same location as Hal) who needs a lift to Seraph IV. If Hal can take him, the pilot will return the favour by landing Hal's ship when they arrive at the destination.</text:p>
            <text:p>Hal says he doesn't need help, Jerling explains that the landing is at night, with no guidance. This makes Hal 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able:table-cell>
          <table:table-cell table:number-columns-repeated="4"/>
          <table:table-cell office:value-type="string">
            <text:p>A</text:p>
          </table:table-cell>
          <table:table-cell table:number-columns-repeated="3"/>
          <table:table-cell office:value-type="float" office:value="3">
            <text:p>3</text:p>
          </table:table-cell>
          <table:table-cell office:value-type="float" office:value="529">
            <text:p>529</text:p>
          </table:table-cell>
          <table:table-cell office:value-type="float" office:value="88">
            <text:p>88</text:p>
          </table:table-cell>
          <table:table-cell office:value-type="string">
            <text:p>Hal, Navcom, Jerling</text:p>
          </table:table-cell>
          <table:table-cell office:value-type="string">
            <text:p>Black Gull</text:p>
          </table:table-cell>
          <table:table-cell table:number-columns-repeated="1004"/>
        </table:table-row>
        <table:table-row table:style-name="ro5">
          <table:table-cell table:formula="of:=HYPERLINK(&quot;file:///C:/Users/Peter/Git/PyWriter/test/data/_Sectionlist/proofed_manuscript.odt#sc4%7Cregion&quot;;&quot;sc4&quot;)" office:value-type="string" office:string-value="sc4">
            <text:p>sc4</text:p>
          </table:table-cell>
          <table:table-cell office:value-type="string">
            <text:p>Clunk arrives</text:p>
          </table:table-cell>
          <table:table-cell office:value-type="string">
            <text:p>The Navcom tells Hal someone is waiting outside the ship. 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Hal closes the airlock in its face, runs to the flight deck and calls Jerling. He protests that an old robot like that can't possibly land his valuable ship. Jerling explains that the robot is an experienced pilot. After some discussion, Hal accepts the situation. He goes back to the airlock, lets Clunk in but sends him to the cargo hold.</text:p>
            <text:p>Hal prepares the ship for takeoff, but ground control won't let him leave. The Port Commander wants to see him in person. Hal leaves the ship, putting Clunk in charge.</text:p>
          </table:table-cell>
          <table:table-cell table:number-columns-repeated="4"/>
          <table:table-cell office:value-type="string">
            <text:p>A</text:p>
          </table:table-cell>
          <table:table-cell table:number-columns-repeated="3"/>
          <table:table-cell office:value-type="float" office:value="4">
            <text:p>4</text:p>
          </table:table-cell>
          <table:table-cell office:value-type="float" office:value="596">
            <text:p>596</text:p>
          </table:table-cell>
          <table:table-cell office:value-type="float" office:value="67">
            <text:p>67</text:p>
          </table:table-cell>
          <table:table-cell office:value-type="string">
            <text:p>Hal, Clunk, Navcom</text:p>
          </table:table-cell>
          <table:table-cell office:value-type="string">
            <text:p>Black Gull</text:p>
          </table:table-cell>
          <table:table-cell table:number-columns-repeated="1004"/>
        </table:table-row>
        <table:table-row table:style-name="ro6">
          <table:table-cell table:formula="of:=HYPERLINK(&quot;file:///C:/Users/Peter/Git/PyWriter/test/data/_Sectionlist/proofed_manuscript.odt#sc5%7Cregion&quot;;&quot;sc5&quot;)" office:value-type="string" office:string-value="sc5">
            <text:p>sc5</text:p>
          </table:table-cell>
          <table:table-cell office:value-type="string">
            <text:p>Hal going to port control</text:p>
          </table:table-cell>
          <table:table-cell office:value-type="string">
            <text:p>Hal leaves his ship via the boarding ramp. (The Black Gull has two ramps - a large, heavy-duty cargo ramp which vehicles and robots use to load the ship, and a smaller boarding ramp which folds out from the side of the ship and admits visitors to the flight deck via an airlock.)</text:p>
            <text:p>He has to get to ground control, but they won't send a cab because of his unpaid account. He spots a robot mending fuel pipes near the back of the ship and asks whether he can borrow its vehicle (A battered old jet-powered ute). The robot refuses.</text:p>
            <text:p>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he ducks down in the grass and sneaks towards the maintenance robot's vehicle, intending to borrow it. He's about to clamber aboard when the robot snaps something on the fuel pipes, causing a gushing leak. Hal ducks as the robot returns to the vehicle and grabs a tool kit.</text:p>
            <text:p>While the robot is busy mending the pipes, Hal leaps into the vehicle and starts it up. The robot spots him and 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Hal drives off, oblivious to the flames starting to flicker around the fallen robot.</text:p>
          </table:table-cell>
          <table:table-cell table:number-columns-repeated="4"/>
          <table:table-cell office:value-type="string">
            <text:p>A</text:p>
          </table:table-cell>
          <table:table-cell table:number-columns-repeated="3"/>
          <table:table-cell office:value-type="float" office:value="5">
            <text:p>5</text:p>
          </table:table-cell>
          <table:table-cell office:value-type="float" office:value="771">
            <text:p>771</text:p>
          </table:table-cell>
          <table:table-cell office:value-type="float" office:value="175">
            <text:p>175</text:p>
          </table:table-cell>
          <table:table-cell office:value-type="string">
            <text:p>Hal</text:p>
          </table:table-cell>
          <table:table-cell office:value-type="string">
            <text:p>Lamira Spaceport</text:p>
          </table:table-cell>
          <table:table-cell table:number-columns-repeated="1004"/>
        </table:table-row>
        <table:table-row table:style-name="ro5">
          <table:table-cell table:formula="of:=HYPERLINK(&quot;file:///C:/Users/Peter/Git/PyWriter/test/data/_Sectionlist/proofed_manuscript.odt#sc6%7Cregion&quot;;&quot;sc6&quot;)" office:value-type="string" office:string-value="sc6">
            <text:p>sc6</text:p>
          </table:table-cell>
          <table:table-cell office:value-type="string">
            <text:p>Clunk checking computer for Incubots.</text:p>
          </table:table-cell>
          <table:table-cell office:value-type="string">
            <text:p>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staff were vague about the reason for his trip, and it's fairly common for Jerling's older, obsolete robots to be sent to out-of-the-way planets, never to return. Now it seems he's to be upgraded, which is good news because he's got long list of worn parts which need replacements.</text:p>
            <text:p>Sitting at the console, Clunk uses the Black Gull's simulation mode to practice a couple of landings, then veers off and dreams he's flying the ship to a mythical robot planet.</text:p>
          </table:table-cell>
          <table:table-cell table:number-columns-repeated="4"/>
          <table:table-cell office:value-type="string">
            <text:p>A</text:p>
          </table:table-cell>
          <table:table-cell table:number-columns-repeated="3"/>
          <table:table-cell office:value-type="float" office:value="6">
            <text:p>6</text:p>
          </table:table-cell>
          <table:table-cell office:value-type="float" office:value="896">
            <text:p>896</text:p>
          </table:table-cell>
          <table:table-cell office:value-type="float" office:value="125">
            <text:p>125</text:p>
          </table:table-cell>
          <table:table-cell office:value-type="string">
            <text:p>Clunk, Navcom</text:p>
          </table:table-cell>
          <table:table-cell office:value-type="string">
            <text:p>Black Gull</text:p>
          </table:table-cell>
          <table:table-cell table:number-columns-repeated="1004"/>
        </table:table-row>
        <table:table-row table:style-name="ro7">
          <table:table-cell table:formula="of:=HYPERLINK(&quot;file:///C:/Users/Peter/Git/PyWriter/test/data/_Sectionlist/proofed_manuscript.odt#sc7%7Cregion&quot;;&quot;sc7&quot;)" office:value-type="string" office:string-value="sc7">
            <text:p>sc7</text:p>
          </table:table-cell>
          <table:table-cell office:value-type="string">
            <text:p>Hal talking to the Portmaster</text:p>
          </table:table-cell>
          <table:table-cell office:value-type="string">
            <text:p>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Hal decides to call his brand new best buddy Clunk, thinking the robot can ask Jerling for an advance on his fee.</text:p>
          </table:table-cell>
          <table:table-cell table:number-columns-repeated="4"/>
          <table:table-cell office:value-type="string">
            <text:p>A</text:p>
          </table:table-cell>
          <table:table-cell table:number-columns-repeated="3"/>
          <table:table-cell office:value-type="float" office:value="7">
            <text:p>7</text:p>
          </table:table-cell>
          <table:table-cell office:value-type="float" office:value="985">
            <text:p>985</text:p>
          </table:table-cell>
          <table:table-cell office:value-type="float" office:value="89">
            <text:p>89</text:p>
          </table:table-cell>
          <table:table-cell office:value-type="string">
            <text:p>Hal, Portmaster</text:p>
          </table:table-cell>
          <table:table-cell table:number-columns-repeated="1005"/>
        </table:table-row>
        <table:table-row table:style-name="ro8">
          <table:table-cell table:formula="of:=HYPERLINK(&quot;file:///C:/Users/Peter/Git/PyWriter/test/data/_Sectionlist/proofed_manuscript.odt#sc8%7Cregion&quot;;&quot;sc8&quot;)" office:value-type="string" office:string-value="sc8">
            <text:p>sc8</text:p>
          </table:table-cell>
          <table:table-cell office:value-type="string">
            <text:p>Clunk takes call from Hal. Calls Jerling. Fire.</text:p>
          </table:table-cell>
          <table:table-cell office:value-type="string">
            <text:p>Clunk tells Hal that Jerling won't advance any money, but Hal tells him to ask anyway. Clunk calls Jerling, who won't advance any money. Clunk mentions that he's found out what Incubots is all about, Jerling hangs up quickly.</text:p>
            <text:p>Clunk notices smoke in the air. He runs to the airlock and discovers the landing field is on fire.</text:p>
          </table:table-cell>
          <table:table-cell table:number-columns-repeated="4"/>
          <table:table-cell office:value-type="string">
            <text:p>A</text:p>
          </table:table-cell>
          <table:table-cell table:number-columns-repeated="3"/>
          <table:table-cell office:value-type="float" office:value="8">
            <text:p>8</text:p>
          </table:table-cell>
          <table:table-cell office:value-type="float" office:value="1059">
            <text:p>1059</text:p>
          </table:table-cell>
          <table:table-cell office:value-type="float" office:value="74">
            <text:p>74</text:p>
          </table:table-cell>
          <table:table-cell office:value-type="string">
            <text:p>Clunk, Jerling, Hal, Navcom</text:p>
          </table:table-cell>
          <table:table-cell office:value-type="string">
            <text:p>Black Gull</text:p>
          </table:table-cell>
          <table:table-cell table:number-columns-repeated="1004"/>
        </table:table-row>
        <table:table-row table:style-name="ro9">
          <table:table-cell table:formula="of:=HYPERLINK(&quot;file:///C:/Users/Peter/Git/PyWriter/test/data/_Sectionlist/proofed_manuscript.odt#sc9%7Cregion&quot;;&quot;sc9&quot;)" office:value-type="string" office:string-value="sc9">
            <text:p>sc9</text:p>
          </table:table-cell>
          <table:table-cell office:value-type="string">
            <text:p>Clunk calls, the landing field is on fire. Hal tells him to sit tight.</text:p>
          </table:table-cell>
          <table:table-cell office:value-type="string">
            <text:p>Hal is sitting with the Portmaster, waiting for a call from Clunk to say he's got the advance from Jerling. Instead, Clunk calls to say that raging flames are threatening the ship. Hal tells him to sit tight, and leaps up to go to the rescue. The Portmaster stops him - you're not fooling me, sonny, I've heard every excuse in the book. Hal protests, but the Portmaster is firm. He says the maintenance robot working near the Black Gull would have called in if anything was wrong.</text:p>
            <text:p>Then the control tower calls to say the landing field is on fire around the Black Gull.</text:p>
          </table:table-cell>
          <table:table-cell table:number-columns-repeated="4"/>
          <table:table-cell office:value-type="string">
            <text:p>A</text:p>
          </table:table-cell>
          <table:table-cell table:number-columns-repeated="3"/>
          <table:table-cell office:value-type="float" office:value="9">
            <text:p>9</text:p>
          </table:table-cell>
          <table:table-cell office:value-type="float" office:value="1215">
            <text:p>1215</text:p>
          </table:table-cell>
          <table:table-cell office:value-type="float" office:value="156">
            <text:p>156</text:p>
          </table:table-cell>
          <table:table-cell office:value-type="string">
            <text:p>Hal, Clunk, Portmaster</text:p>
          </table:table-cell>
          <table:table-cell table:number-columns-repeated="1005"/>
        </table:table-row>
        <table:table-row table:style-name="ro10">
          <table:table-cell table:formula="of:=HYPERLINK(&quot;file:///C:/Users/Peter/Git/PyWriter/test/data/_Sectionlist/proofed_manuscript.odt#sc10%7Cregion&quot;;&quot;sc10&quot;)" office:value-type="string" office:string-value="sc10">
            <text:p>sc10</text:p>
          </table:table-cell>
          <table:table-cell office:value-type="string">
            <text:p>Clunk fighting the fire, ends up face-down</text:p>
          </table:table-cell>
          <table:table-cell office:value-type="string">
            <text:p>Aboard the Black Gull, Clunk wrenches panels off the walls looking for a fire extinguisher. Crunches the winch controls, lowering a hook to the ground and spooling all the cable out with it. Finally gets the extinguisher and heads outside.</text:p>
            <text:p>He finds the source of the fire - the maintenance robot which Hal disabled. Clunk drags it out of the area, then returns and uses the fire extinguisher on the flames.</text:p>
            <text:p>Clunk's battery starts to run low. He continues. As the fire extinguisher begins to run low, the fuel pipes explode near the back of the ship. A piece of debris hits Clunk in the head and he falls to the ground, stunned.</text:p>
          </table:table-cell>
          <table:table-cell table:number-columns-repeated="2"/>
          <table:table-cell office:value-type="string">
            <text:p>Pinch Point</text:p>
          </table:table-cell>
          <table:table-cell/>
          <table:table-cell office:value-type="string">
            <text:p>A</text:p>
          </table:table-cell>
          <table:table-cell table:number-columns-repeated="3"/>
          <table:table-cell office:value-type="float" office:value="10">
            <text:p>10</text:p>
          </table:table-cell>
          <table:table-cell office:value-type="float" office:value="1249">
            <text:p>1249</text:p>
          </table:table-cell>
          <table:table-cell office:value-type="float" office:value="34">
            <text:p>34</text:p>
          </table:table-cell>
          <table:table-cell office:value-type="string">
            <text:p>Clunk, Navcom</text:p>
          </table:table-cell>
          <table:table-cell table:number-columns-repeated="1005"/>
        </table:table-row>
        <table:table-row table:style-name="ro8">
          <table:table-cell table:formula="of:=HYPERLINK(&quot;file:///C:/Users/Peter/Git/PyWriter/test/data/_Sectionlist/proofed_manuscript.odt#sc12%7Cregion&quot;;&quot;sc12&quot;)" office:value-type="string" office:string-value="sc12">
            <text:p>sc12</text:p>
          </table:table-cell>
          <table:table-cell office:value-type="string">
            <text:p>Hal gets to the ship and lifts off.</text:p>
          </table:table-cell>
          <table:table-cell office:value-type="string">
            <text:p>Arriving at the Black Gull, Hal sees the prone robot in the burnt-out grass. (It's Clunk, but he assumes it's the one he disabled) <text:s/>Goes aboard, seals the ship and gets the engines going. Discovers the winch has been lowered, presses the button to raise it. Prepares ship for takeoff and takes his seat.</text:p>
          </table:table-cell>
          <table:table-cell table:number-columns-repeated="4"/>
          <table:table-cell office:value-type="string">
            <text:p>A</text:p>
          </table:table-cell>
          <table:table-cell table:number-columns-repeated="3"/>
          <table:table-cell office:value-type="float" office:value="11">
            <text:p>11</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1">
          <table:table-cell table:formula="of:=HYPERLINK(&quot;file:///C:/Users/Peter/Git/PyWriter/test/data/_Sectionlist/proofed_manuscript.odt#sc15%7Cregion&quot;;&quot;sc15&quot;)" office:value-type="string" office:string-value="sc15">
            <text:p>sc15</text:p>
          </table:table-cell>
          <table:table-cell office:value-type="string">
            <text:p>Hal finds Clunk on rope, falls out after him.</text:p>
          </table:table-cell>
          <table:table-cell office:value-type="string">
            <text:p>The Black Gull is roaring into the sky with Hal at the controls. The Lamira Portmaster calls and rages about the ship's sudden departure, Hal was only supposed to move it out of danger, not blast off into space. Hal says he'll be back to pay the fees. The Portmaster says he's going to spread the word about Hal, banning him from every port in the local system.</text:p>
            <text:p>Talking to the Navcom, Hal suddenly discovers Clunk isn't aboard. There's a clunking noise as the winch tries to retract, but it's jammed. An image appears on screen - Clunk is dangling from the hook outside.</text:p>
            <text:p>Hal gets the ship to hover 4,000 metres above the landing field, then goes outside on the landing platform to help. Throws Clunk a line and starts to pull the robot in, but a departing ship roars past, rocking the Black Gull and hurling Hal over the side of the platform. He ends up dangling from the safety cord, which is tied to the robot's leg.</text:p>
            <text:p>Clunk's batteries are failing, and he can't hang on much longer.</text:p>
          </table:table-cell>
          <table:table-cell table:number-columns-repeated="4"/>
          <table:table-cell office:value-type="string">
            <text:p>A</text:p>
          </table:table-cell>
          <table:table-cell table:number-columns-repeated="3"/>
          <table:table-cell office:value-type="float" office:value="12">
            <text:p>12</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PyWriter/test/data/_Sectionlist/proofed_manuscript.odt#sc17%7Cregion&quot;;&quot;sc17&quot;)" office:value-type="string" office:string-value="sc17">
            <text:p>sc17</text:p>
          </table:table-cell>
          <table:table-cell office:value-type="string">
            <text:p>Climb up rope to safety. Back in ship for hyperspace.</text:p>
          </table:table-cell>
          <table:table-cell office:value-type="string">
            <text:p>Spoiler ends here.</text:p>
          </table:table-cell>
          <table:table-cell table:number-columns-repeated="4"/>
          <table:table-cell office:value-type="string">
            <text:p>A</text:p>
          </table:table-cell>
          <table:table-cell table:number-columns-repeated="3"/>
          <table:table-cell office:value-type="float" office:value="13">
            <text:p>13</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19%7Cregion&quot;;&quot;sc19&quot;)" office:value-type="string" office:string-value="sc19">
            <text:p>sc19</text:p>
          </table:table-cell>
          <table:table-cell office:value-type="string">
            <text:p>In his office. Gordon OKs the deal</text:p>
          </table:table-cell>
          <table:table-cell table:number-columns-repeated="5"/>
          <table:table-cell office:value-type="string">
            <text:p>A</text:p>
          </table:table-cell>
          <table:table-cell table:number-columns-repeated="3"/>
          <table:table-cell office:value-type="float" office:value="14">
            <text:p>14</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PyWriter/test/data/_Sectionlist/proofed_manuscript.odt#sc22%7Cregion&quot;;&quot;sc22&quot;)" office:value-type="string" office:string-value="sc22">
            <text:p>sc22</text:p>
          </table:table-cell>
          <table:table-cell office:value-type="string">
            <text:p>Exits the ship to meet Bevan</text:p>
          </table:table-cell>
          <table:table-cell table:number-columns-repeated="5"/>
          <table:table-cell office:value-type="string">
            <text:p>A</text:p>
          </table:table-cell>
          <table:table-cell table:number-columns-repeated="3"/>
          <table:table-cell office:value-type="float" office:value="15">
            <text:p>15</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25%7Cregion&quot;;&quot;sc25&quot;)" office:value-type="string" office:string-value="sc25">
            <text:p>sc25</text:p>
          </table:table-cell>
          <table:table-cell office:value-type="string">
            <text:p>Getting food out. Frozen puddings.</text:p>
          </table:table-cell>
          <table:table-cell table:number-columns-repeated="5"/>
          <table:table-cell office:value-type="string">
            <text:p>A</text:p>
          </table:table-cell>
          <table:table-cell table:number-columns-repeated="3"/>
          <table:table-cell office:value-type="float" office:value="16">
            <text:p>16</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3">
          <table:table-cell table:formula="of:=HYPERLINK(&quot;file:///C:/Users/Peter/Git/PyWriter/test/data/_Sectionlist/proofed_manuscript.odt#sc27%7Cregion&quot;;&quot;sc27&quot;)" office:value-type="string" office:string-value="sc27">
            <text:p>sc27</text:p>
          </table:table-cell>
          <table:table-cell office:value-type="string">
            <text:p>Says goodbye to Clunk</text:p>
          </table:table-cell>
          <table:table-cell table:number-columns-repeated="5"/>
          <table:table-cell office:value-type="string">
            <text:p>A</text:p>
          </table:table-cell>
          <table:table-cell table:number-columns-repeated="3"/>
          <table:table-cell office:value-type="float" office:value="17">
            <text:p>17</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29%7Cregion&quot;;&quot;sc29&quot;)" office:value-type="string" office:string-value="sc29">
            <text:p>sc29</text:p>
          </table:table-cell>
          <table:table-cell office:value-type="string">
            <text:p>Hal depressed. No escape from here.</text:p>
          </table:table-cell>
          <table:table-cell table:number-columns-repeated="5"/>
          <table:table-cell office:value-type="string">
            <text:p>A</text:p>
          </table:table-cell>
          <table:table-cell table:number-columns-repeated="3"/>
          <table:table-cell office:value-type="float" office:value="18">
            <text:p>18</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31%7Cregion&quot;;&quot;sc31&quot;)" office:value-type="string" office:string-value="sc31">
            <text:p>sc31</text:p>
          </table:table-cell>
          <table:table-cell office:value-type="string">
            <text:p>Lighten the ship. Preparing for liftoff.</text:p>
          </table:table-cell>
          <table:table-cell table:number-columns-repeated="5"/>
          <table:table-cell office:value-type="string">
            <text:p>A</text:p>
          </table:table-cell>
          <table:table-cell table:number-columns-repeated="3"/>
          <table:table-cell office:value-type="float" office:value="19">
            <text:p>19</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4">
          <table:table-cell table:formula="of:=HYPERLINK(&quot;file:///C:/Users/Peter/Git/PyWriter/test/data/_Sectionlist/proofed_manuscript.odt#sc34%7Cregion&quot;;&quot;sc34&quot;)" office:value-type="string" office:string-value="sc34">
            <text:p>sc34</text:p>
          </table:table-cell>
          <table:table-cell office:value-type="string">
            <text:p>Karl and Terry awaiting Hal. They take a call from their spy, intercept is at the orbiter.</text:p>
          </table:table-cell>
          <table:table-cell table:number-columns-repeated="5"/>
          <table:table-cell office:value-type="string">
            <text:p>A</text:p>
          </table:table-cell>
          <table:table-cell table:number-columns-repeated="3"/>
          <table:table-cell office:value-type="float" office:value="20">
            <text:p>20</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3">
          <table:table-cell table:formula="of:=HYPERLINK(&quot;file:///C:/Users/Peter/Git/PyWriter/test/data/_Sectionlist/proofed_manuscript.odt#sc38%7Cregion&quot;;&quot;sc38&quot;)" office:value-type="string" office:string-value="sc38">
            <text:p>sc38</text:p>
          </table:table-cell>
          <table:table-cell office:value-type="string">
            <text:p>Karl waiting impatiently</text:p>
          </table:table-cell>
          <table:table-cell table:number-columns-repeated="3"/>
          <table:table-cell office:value-type="string">
            <text:p>Plot Point</text:p>
          </table:table-cell>
          <table:table-cell/>
          <table:table-cell office:value-type="string">
            <text:p>A</text:p>
          </table:table-cell>
          <table:table-cell table:number-columns-repeated="3"/>
          <table:table-cell office:value-type="float" office:value="21">
            <text:p>21</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PyWriter/test/data/_Sectionlist/proofed_manuscript.odt#sc40%7Cregion&quot;;&quot;sc40&quot;)" office:value-type="string" office:string-value="sc40">
            <text:p>sc40</text:p>
          </table:table-cell>
          <table:table-cell office:value-type="string">
            <text:p>Karl and Terry confused about 'Chunk'</text:p>
          </table:table-cell>
          <table:table-cell table:number-columns-repeated="5"/>
          <table:table-cell office:value-type="string">
            <text:p>A</text:p>
          </table:table-cell>
          <table:table-cell table:number-columns-repeated="3"/>
          <table:table-cell office:value-type="float" office:value="22">
            <text:p>22</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PyWriter/test/data/_Sectionlist/proofed_manuscript.odt#sc43%7Cregion&quot;;&quot;sc43&quot;)" office:value-type="string" office:string-value="sc43">
            <text:p>sc43</text:p>
          </table:table-cell>
          <table:table-cell office:value-type="string">
            <text:p>Clunk slips out the back.</text:p>
          </table:table-cell>
          <table:table-cell table:number-columns-repeated="5"/>
          <table:table-cell office:value-type="string">
            <text:p>A</text:p>
          </table:table-cell>
          <table:table-cell table:number-columns-repeated="3"/>
          <table:table-cell office:value-type="float" office:value="23">
            <text:p>23</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3">
          <table:table-cell table:formula="of:=HYPERLINK(&quot;file:///C:/Users/Peter/Git/PyWriter/test/data/_Sectionlist/proofed_manuscript.odt#sc45%7Cregion&quot;;&quot;sc45&quot;)" office:value-type="string" office:string-value="sc45">
            <text:p>sc45</text:p>
          </table:table-cell>
          <table:table-cell office:value-type="string">
            <text:p>Karl and Terry waiting.</text:p>
          </table:table-cell>
          <table:table-cell table:number-columns-repeated="5"/>
          <table:table-cell office:value-type="string">
            <text:p>A</text:p>
          </table:table-cell>
          <table:table-cell table:number-columns-repeated="3"/>
          <table:table-cell office:value-type="float" office:value="24">
            <text:p>24</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3">
          <table:table-cell table:formula="of:=HYPERLINK(&quot;file:///C:/Users/Peter/Git/PyWriter/test/data/_Sectionlist/proofed_manuscript.odt#sc47%7Cregion&quot;;&quot;sc47&quot;)" office:value-type="string" office:string-value="sc47">
            <text:p>sc47</text:p>
          </table:table-cell>
          <table:table-cell office:value-type="string">
            <text:p>Clunk in orbit</text:p>
          </table:table-cell>
          <table:table-cell table:number-columns-repeated="5"/>
          <table:table-cell office:value-type="string">
            <text:p>A</text:p>
          </table:table-cell>
          <table:table-cell table:number-columns-repeated="3"/>
          <table:table-cell office:value-type="float" office:value="25">
            <text:p>25</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3">
          <table:table-cell table:formula="of:=HYPERLINK(&quot;file:///C:/Users/Peter/Git/PyWriter/test/data/_Sectionlist/proofed_manuscript.odt#sc49%7Cregion&quot;;&quot;sc49&quot;)" office:value-type="string" office:string-value="sc49">
            <text:p>sc49</text:p>
          </table:table-cell>
          <table:table-cell office:value-type="string">
            <text:p>Clunk uses cylinder</text:p>
          </table:table-cell>
          <table:table-cell table:number-columns-repeated="5"/>
          <table:table-cell office:value-type="string">
            <text:p>A</text:p>
          </table:table-cell>
          <table:table-cell table:number-columns-repeated="3"/>
          <table:table-cell office:value-type="float" office:value="26">
            <text:p>26</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
          <table:table-cell table:formula="of:=HYPERLINK(&quot;file:///C:/Users/Peter/Git/PyWriter/test/data/_Sectionlist/proofed_manuscript.odt#sc51%7Cregion&quot;;&quot;sc51&quot;)" office:value-type="string" office:string-value="sc51">
            <text:p>sc51</text:p>
          </table:table-cell>
          <table:table-cell office:value-type="string">
            <text:p>Terry places the 'bomb'</text:p>
          </table:table-cell>
          <table:table-cell table:number-columns-repeated="5"/>
          <table:table-cell office:value-type="string">
            <text:p>A</text:p>
          </table:table-cell>
          <table:table-cell table:number-columns-repeated="3"/>
          <table:table-cell office:value-type="float" office:value="27">
            <text:p>27</text:p>
          </table:table-cell>
          <table:table-cell office:value-type="float" office:value="1249">
            <text:p>1249</text:p>
          </table:table-cell>
          <table:table-cell office:value-type="float" office:value="0">
            <text:p>0</text:p>
          </table:table-cell>
          <table:table-cell office:value-type="string">
            <text:p>Terry</text:p>
          </table:table-cell>
          <table:table-cell table:number-columns-repeated="1005"/>
        </table:table-row>
        <table:table-row table:style-name="ro13">
          <table:table-cell table:formula="of:=HYPERLINK(&quot;file:///C:/Users/Peter/Git/PyWriter/test/data/_Sectionlist/proofed_manuscript.odt#sc53%7Cregion&quot;;&quot;sc53&quot;)" office:value-type="string" office:string-value="sc53">
            <text:p>sc53</text:p>
          </table:table-cell>
          <table:table-cell office:value-type="string">
            <text:p>Hal buys food</text:p>
          </table:table-cell>
          <table:table-cell table:number-columns-repeated="5"/>
          <table:table-cell office:value-type="string">
            <text:p>A</text:p>
          </table:table-cell>
          <table:table-cell table:number-columns-repeated="3"/>
          <table:table-cell office:value-type="float" office:value="28">
            <text:p>28</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55%7Cregion&quot;;&quot;sc55&quot;)" office:value-type="string" office:string-value="sc55">
            <text:p>sc55</text:p>
          </table:table-cell>
          <table:table-cell office:value-type="string">
            <text:p>Karl leaves a note, takes Clunk.</text:p>
          </table:table-cell>
          <table:table-cell table:number-columns-repeated="5"/>
          <table:table-cell office:value-type="string">
            <text:p>A</text:p>
          </table:table-cell>
          <table:table-cell table:number-columns-repeated="3"/>
          <table:table-cell office:value-type="float" office:value="29">
            <text:p>29</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PyWriter/test/data/_Sectionlist/proofed_manuscript.odt#sc57%7Cregion&quot;;&quot;sc57&quot;)" office:value-type="string" office:string-value="sc57">
            <text:p>sc57</text:p>
          </table:table-cell>
          <table:table-cell office:value-type="string">
            <text:p>Hal about to hyperspace.</text:p>
          </table:table-cell>
          <table:table-cell table:number-columns-repeated="5"/>
          <table:table-cell office:value-type="string">
            <text:p>A</text:p>
          </table:table-cell>
          <table:table-cell table:number-columns-repeated="3"/>
          <table:table-cell office:value-type="float" office:value="30">
            <text:p>30</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PyWriter/test/data/_Sectionlist/proofed_manuscript.odt#sc60%7Cregion&quot;;&quot;sc60&quot;)" office:value-type="string" office:string-value="sc60">
            <text:p>sc60</text:p>
          </table:table-cell>
          <table:table-cell office:value-type="string">
            <text:p>Hal gets real Jerling's call. Has to get cargo and robot back.</text:p>
          </table:table-cell>
          <table:table-cell table:number-columns-repeated="5"/>
          <table:table-cell office:value-type="string">
            <text:p>A</text:p>
          </table:table-cell>
          <table:table-cell table:number-columns-repeated="3"/>
          <table:table-cell office:value-type="float" office:value="31">
            <text:p>31</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62%7Cregion&quot;;&quot;sc62&quot;)" office:value-type="string" office:string-value="sc62">
            <text:p>sc62</text:p>
          </table:table-cell>
          <table:table-cell office:value-type="string">
            <text:p>Hal sets course for Forg.</text:p>
          </table:table-cell>
          <table:table-cell table:number-columns-repeated="5"/>
          <table:table-cell office:value-type="string">
            <text:p>A</text:p>
          </table:table-cell>
          <table:table-cell table:number-columns-repeated="3"/>
          <table:table-cell office:value-type="float" office:value="32">
            <text:p>32</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64%7Cregion&quot;;&quot;sc64&quot;)" office:value-type="string" office:string-value="sc64">
            <text:p>sc64</text:p>
          </table:table-cell>
          <table:table-cell office:value-type="string">
            <text:p>Land on Forg, in rubbish.</text:p>
          </table:table-cell>
          <table:table-cell table:number-columns-repeated="5"/>
          <table:table-cell office:value-type="string">
            <text:p>A</text:p>
          </table:table-cell>
          <table:table-cell table:number-columns-repeated="3"/>
          <table:table-cell office:value-type="float" office:value="33">
            <text:p>33</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4">
          <table:table-cell table:formula="of:=HYPERLINK(&quot;file:///C:/Users/Peter/Git/PyWriter/test/data/_Sectionlist/proofed_manuscript.odt#sc66%7Cregion&quot;;&quot;sc66&quot;)" office:value-type="string" office:string-value="sc66">
            <text:p>sc66</text:p>
          </table:table-cell>
          <table:table-cell office:value-type="string">
            <text:p>Hal rents a car in Jerling's name and heads towards Forgberg and the Casino.</text:p>
          </table:table-cell>
          <table:table-cell table:number-columns-repeated="5"/>
          <table:table-cell office:value-type="string">
            <text:p>A</text:p>
          </table:table-cell>
          <table:table-cell table:number-columns-repeated="3"/>
          <table:table-cell office:value-type="float" office:value="34">
            <text:p>34</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PyWriter/test/data/_Sectionlist/proofed_manuscript.odt#sc68%7Cregion&quot;;&quot;sc68&quot;)" office:value-type="string" office:string-value="sc68">
            <text:p>sc68</text:p>
          </table:table-cell>
          <table:table-cell office:value-type="string">
            <text:p>Hal after almost running Clunk down. Picks him up.</text:p>
          </table:table-cell>
          <table:table-cell table:number-columns-repeated="5"/>
          <table:table-cell office:value-type="string">
            <text:p>A</text:p>
          </table:table-cell>
          <table:table-cell table:number-columns-repeated="3"/>
          <table:table-cell office:value-type="float" office:value="35">
            <text:p>35</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71%7Cregion&quot;;&quot;sc71&quot;)" office:value-type="string" office:string-value="sc71">
            <text:p>sc71</text:p>
          </table:table-cell>
          <table:table-cell office:value-type="string">
            <text:p>Find car, go to find clothes.</text:p>
          </table:table-cell>
          <table:table-cell table:number-columns-repeated="5"/>
          <table:table-cell office:value-type="string">
            <text:p>A</text:p>
          </table:table-cell>
          <table:table-cell table:number-columns-repeated="3"/>
          <table:table-cell office:value-type="float" office:value="36">
            <text:p>36</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3">
          <table:table-cell table:formula="of:=HYPERLINK(&quot;file:///C:/Users/Peter/Git/PyWriter/test/data/_Sectionlist/proofed_manuscript.odt#sc74%7Cregion&quot;;&quot;sc74&quot;)" office:value-type="string" office:string-value="sc74">
            <text:p>sc74</text:p>
          </table:table-cell>
          <table:table-cell office:value-type="string">
            <text:p>Hal sells Clunk</text:p>
          </table:table-cell>
          <table:table-cell table:number-columns-repeated="5"/>
          <table:table-cell office:value-type="string">
            <text:p>A</text:p>
          </table:table-cell>
          <table:table-cell table:number-columns-repeated="3"/>
          <table:table-cell office:value-type="float" office:value="37">
            <text:p>37</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PyWriter/test/data/_Sectionlist/proofed_manuscript.odt#sc77%7Cregion&quot;;&quot;sc77&quot;)" office:value-type="string" office:string-value="sc77">
            <text:p>sc77</text:p>
          </table:table-cell>
          <table:table-cell office:value-type="string">
            <text:p>Hal annoyed at Clunk for buying only the best.</text:p>
          </table:table-cell>
          <table:table-cell table:number-columns-repeated="5"/>
          <table:table-cell office:value-type="string">
            <text:p>A</text:p>
          </table:table-cell>
          <table:table-cell table:number-columns-repeated="3"/>
          <table:table-cell office:value-type="float" office:value="38">
            <text:p>38</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79%7Cregion&quot;;&quot;sc79&quot;)" office:value-type="string" office:string-value="sc79">
            <text:p>sc79</text:p>
          </table:table-cell>
          <table:table-cell office:value-type="string">
            <text:p>Clunk gambling. Fight with human couple.</text:p>
          </table:table-cell>
          <table:table-cell table:number-columns-repeated="5"/>
          <table:table-cell office:value-type="string">
            <text:p>A</text:p>
          </table:table-cell>
          <table:table-cell table:number-columns-repeated="3"/>
          <table:table-cell office:value-type="float" office:value="39">
            <text:p>39</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2">
          <table:table-cell table:formula="of:=HYPERLINK(&quot;file:///C:/Users/Peter/Git/PyWriter/test/data/_Sectionlist/proofed_manuscript.odt#sc81%7Cregion&quot;;&quot;sc81&quot;)" office:value-type="string" office:string-value="sc81">
            <text:p>sc81</text:p>
          </table:table-cell>
          <table:table-cell office:value-type="string">
            <text:p>Sitting on the steps, battered and bruised. Limo arrives for Karl.</text:p>
          </table:table-cell>
          <table:table-cell table:number-columns-repeated="5"/>
          <table:table-cell office:value-type="string">
            <text:p>A</text:p>
          </table:table-cell>
          <table:table-cell table:number-columns-repeated="3"/>
          <table:table-cell office:value-type="float" office:value="40">
            <text:p>40</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84%7Cregion&quot;;&quot;sc84&quot;)" office:value-type="string" office:string-value="sc84">
            <text:p>sc84</text:p>
          </table:table-cell>
          <table:table-cell office:value-type="string">
            <text:p>Clunk travelling on the back of Karl's limo</text:p>
          </table:table-cell>
          <table:table-cell table:number-columns-repeated="5"/>
          <table:table-cell office:value-type="string">
            <text:p>A</text:p>
          </table:table-cell>
          <table:table-cell table:number-columns-repeated="3"/>
          <table:table-cell office:value-type="float" office:value="41">
            <text:p>41</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
          <table:table-cell table:formula="of:=HYPERLINK(&quot;file:///C:/Users/Peter/Git/PyWriter/test/data/_Sectionlist/proofed_manuscript.odt#sc86%7Cregion&quot;;&quot;sc86&quot;)" office:value-type="string" office:string-value="sc86">
            <text:p>sc86</text:p>
          </table:table-cell>
          <table:table-cell office:value-type="string">
            <text:p>Clunk sees Hal catching up again. Limo stops.</text:p>
          </table:table-cell>
          <table:table-cell table:number-columns-repeated="5"/>
          <table:table-cell office:value-type="string">
            <text:p>A</text:p>
          </table:table-cell>
          <table:table-cell table:number-columns-repeated="3"/>
          <table:table-cell office:value-type="float" office:value="42">
            <text:p>42</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
          <table:table-cell table:formula="of:=HYPERLINK(&quot;file:///C:/Users/Peter/Git/PyWriter/test/data/_Sectionlist/proofed_manuscript.odt#sc89%7Cregion&quot;;&quot;sc89&quot;)" office:value-type="string" office:string-value="sc89">
            <text:p>sc89</text:p>
          </table:table-cell>
          <table:table-cell office:value-type="string">
            <text:p>Clunk uploads the Navcom into the ship.</text:p>
          </table:table-cell>
          <table:table-cell table:number-columns-repeated="5"/>
          <table:table-cell office:value-type="string">
            <text:p>A</text:p>
          </table:table-cell>
          <table:table-cell table:number-columns-repeated="3"/>
          <table:table-cell office:value-type="float" office:value="43">
            <text:p>43</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5">
          <table:table-cell table:formula="of:=HYPERLINK(&quot;file:///C:/Users/Peter/Git/PyWriter/test/data/_Sectionlist/proofed_manuscript.odt#sc92%7Cregion&quot;;&quot;sc92&quot;)" office:value-type="string" office:string-value="sc92">
            <text:p>sc92</text:p>
          </table:table-cell>
          <table:table-cell office:value-type="string">
            <text:p>The shop robots want Clunk to escape with them. Mention Hal's capture.</text:p>
          </table:table-cell>
          <table:table-cell table:number-columns-repeated="5"/>
          <table:table-cell office:value-type="string">
            <text:p>A</text:p>
          </table:table-cell>
          <table:table-cell table:number-columns-repeated="3"/>
          <table:table-cell office:value-type="float" office:value="44">
            <text:p>44</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2">
          <table:table-cell table:formula="of:=HYPERLINK(&quot;file:///C:/Users/Peter/Git/PyWriter/test/data/_Sectionlist/proofed_manuscript.odt#sc94%7Cregion&quot;;&quot;sc94&quot;)" office:value-type="string" office:string-value="sc94">
            <text:p>sc94</text:p>
          </table:table-cell>
          <table:table-cell office:value-type="string">
            <text:p>Clunk steals armoured car, drives it into the house.</text:p>
          </table:table-cell>
          <table:table-cell table:number-columns-repeated="5"/>
          <table:table-cell office:value-type="string">
            <text:p>A</text:p>
          </table:table-cell>
          <table:table-cell table:number-columns-repeated="3"/>
          <table:table-cell office:value-type="float" office:value="45">
            <text:p>45</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
          <table:table-cell table:formula="of:=HYPERLINK(&quot;file:///C:/Users/Peter/Git/PyWriter/test/data/_Sectionlist/proofed_manuscript.odt#sc96%7Cregion&quot;;&quot;sc96&quot;)" office:value-type="string" office:string-value="sc96">
            <text:p>sc96</text:p>
          </table:table-cell>
          <table:table-cell office:value-type="string">
            <text:p>Karl and Terry take the limo</text:p>
          </table:table-cell>
          <table:table-cell table:number-columns-repeated="5"/>
          <table:table-cell office:value-type="string">
            <text:p>A</text:p>
          </table:table-cell>
          <table:table-cell table:number-columns-repeated="3"/>
          <table:table-cell office:value-type="float" office:value="46">
            <text:p>46</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5">
          <table:table-cell table:formula="of:=HYPERLINK(&quot;file:///C:/Users/Peter/Git/PyWriter/test/data/_Sectionlist/proofed_manuscript.odt#sc98%7Cregion&quot;;&quot;sc98&quot;)" office:value-type="string" office:string-value="sc98">
            <text:p>sc98</text:p>
          </table:table-cell>
          <table:table-cell office:value-type="string">
            <text:p>Karl and Terry overtake and head for Spaceport. Looking for Volante.</text:p>
          </table:table-cell>
          <table:table-cell table:number-columns-repeated="5"/>
          <table:table-cell office:value-type="string">
            <text:p>A</text:p>
          </table:table-cell>
          <table:table-cell table:number-columns-repeated="3"/>
          <table:table-cell office:value-type="float" office:value="47">
            <text:p>47</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
          <table:table-cell table:formula="of:=HYPERLINK(&quot;file:///C:/Users/Peter/Git/PyWriter/test/data/_Sectionlist/proofed_manuscript.odt#sc101%7Cregion&quot;;&quot;sc101&quot;)" office:value-type="string" office:string-value="sc101">
            <text:p>sc101</text:p>
          </table:table-cell>
          <table:table-cell office:value-type="string">
            <text:p>Hal and Clunk fleeing in Gull</text:p>
          </table:table-cell>
          <table:table-cell table:number-columns-repeated="5"/>
          <table:table-cell office:value-type="string">
            <text:p>A</text:p>
          </table:table-cell>
          <table:table-cell table:number-columns-repeated="3"/>
          <table:table-cell office:value-type="float" office:value="48">
            <text:p>48</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103%7Cregion&quot;;&quot;sc103&quot;)" office:value-type="string" office:string-value="sc103">
            <text:p>sc103</text:p>
          </table:table-cell>
          <table:table-cell office:value-type="string">
            <text:p>Clunk wants to throw stuff at the flyer</text:p>
          </table:table-cell>
          <table:table-cell table:number-columns-repeated="5"/>
          <table:table-cell office:value-type="string">
            <text:p>A</text:p>
          </table:table-cell>
          <table:table-cell table:number-columns-repeated="3"/>
          <table:table-cell office:value-type="float" office:value="49">
            <text:p>49</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105%7Cregion&quot;;&quot;sc105&quot;)" office:value-type="string" office:string-value="sc105">
            <text:p>sc105</text:p>
          </table:table-cell>
          <table:table-cell office:value-type="string">
            <text:p>Hal fetches the puddings.</text:p>
          </table:table-cell>
          <table:table-cell table:number-columns-repeated="5"/>
          <table:table-cell office:value-type="string">
            <text:p>A</text:p>
          </table:table-cell>
          <table:table-cell table:number-columns-repeated="3"/>
          <table:table-cell office:value-type="float" office:value="50">
            <text:p>50</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PyWriter/test/data/_Sectionlist/proofed_manuscript.odt#sc108%7Cregion&quot;;&quot;sc108&quot;)" office:value-type="string" office:string-value="sc108">
            <text:p>sc108</text:p>
          </table:table-cell>
          <table:table-cell office:value-type="string">
            <text:p>Hal yells at Jerling, then cargo arrives on truck.</text:p>
          </table:table-cell>
          <table:table-cell table:number-columns-repeated="5"/>
          <table:table-cell office:value-type="string">
            <text:p>A</text:p>
          </table:table-cell>
          <table:table-cell table:number-columns-repeated="3"/>
          <table:table-cell office:value-type="float" office:value="51">
            <text:p>51</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110%7Cregion&quot;;&quot;sc110&quot;)" office:value-type="string" office:string-value="sc110">
            <text:p>sc110</text:p>
          </table:table-cell>
          <table:table-cell office:value-type="string">
            <text:p>Clunk outside, depressed.</text:p>
          </table:table-cell>
          <table:table-cell table:number-columns-repeated="5"/>
          <table:table-cell office:value-type="string">
            <text:p>A</text:p>
          </table:table-cell>
          <table:table-cell table:number-columns-repeated="3"/>
          <table:table-cell office:value-type="float" office:value="52">
            <text:p>52</text:p>
          </table:table-cell>
          <table:table-cell office:value-type="float" office:value="1249">
            <text:p>1249</text:p>
          </table:table-cell>
          <table:table-cell office:value-type="float" office:value="0">
            <text:p>0</text:p>
          </table:table-cell>
          <table:table-cell office:value-type="string">
            <text:p>Clunk</text:p>
          </table:table-cell>
          <table:table-cell table:number-columns-repeated="1005"/>
        </table:table-row>
        <table:table-row table:style-name="ro13">
          <table:table-cell table:formula="of:=HYPERLINK(&quot;file:///C:/Users/Peter/Git/PyWriter/test/data/_Sectionlist/proofed_manuscript.odt#sc112%7Cregion&quot;;&quot;sc112&quot;)" office:value-type="string" office:string-value="sc112">
            <text:p>sc112</text:p>
          </table:table-cell>
          <table:table-cell office:value-type="string">
            <text:p>Karl bursts in, armed.</text:p>
          </table:table-cell>
          <table:table-cell table:number-columns-repeated="5"/>
          <table:table-cell office:value-type="string">
            <text:p>A</text:p>
          </table:table-cell>
          <table:table-cell table:number-columns-repeated="3"/>
          <table:table-cell office:value-type="float" office:value="53">
            <text:p>53</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2">
          <table:table-cell table:formula="of:=HYPERLINK(&quot;file:///C:/Users/Peter/Git/PyWriter/test/data/_Sectionlist/proofed_manuscript.odt#sc114%7Cregion&quot;;&quot;sc114&quot;)" office:value-type="string" office:string-value="sc114">
            <text:p>sc114</text:p>
          </table:table-cell>
          <table:table-cell office:value-type="string">
            <text:p>Terry ties Hal in hold, leaves back doors open.</text:p>
          </table:table-cell>
          <table:table-cell table:number-columns-repeated="5"/>
          <table:table-cell office:value-type="string">
            <text:p>A</text:p>
          </table:table-cell>
          <table:table-cell table:number-columns-repeated="3"/>
          <table:table-cell office:value-type="float" office:value="54">
            <text:p>54</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116%7Cregion&quot;;&quot;sc116&quot;)" office:value-type="string" office:string-value="sc116">
            <text:p>sc116</text:p>
          </table:table-cell>
          <table:table-cell office:value-type="string">
            <text:p>Hal dodges Brutus, escapes the hold.</text:p>
          </table:table-cell>
          <table:table-cell table:number-columns-repeated="5"/>
          <table:table-cell office:value-type="string">
            <text:p>A</text:p>
          </table:table-cell>
          <table:table-cell table:number-columns-repeated="3"/>
          <table:table-cell office:value-type="float" office:value="55">
            <text:p>55</text:p>
          </table:table-cell>
          <table:table-cell office:value-type="float" office:value="1249">
            <text:p>1249</text:p>
          </table:table-cell>
          <table:table-cell office:value-type="float" office:value="0">
            <text:p>0</text:p>
          </table:table-cell>
          <table:table-cell office:value-type="string">
            <text:p>Hal</text:p>
          </table:table-cell>
          <table:table-cell table:number-columns-repeated="1005"/>
        </table:table-row>
        <table:table-row table:style-name="ro1">
          <table:table-cell table:formula="of:=HYPERLINK(&quot;file:///C:/Users/Peter/Git/PyWriter/test/data/_Sectionlist/proofed_manuscript.odt#sc119%7Cregion&quot;;&quot;sc119&quot;)" office:value-type="string" office:string-value="sc119">
            <text:p>sc119</text:p>
          </table:table-cell>
          <table:table-cell office:value-type="string">
            <text:p>Black Gull hyperspaces to oblivion</text:p>
          </table:table-cell>
          <table:table-cell table:number-columns-repeated="5"/>
          <table:table-cell office:value-type="string">
            <text:p>A</text:p>
          </table:table-cell>
          <table:table-cell table:number-columns-repeated="3"/>
          <table:table-cell office:value-type="float" office:value="56">
            <text:p>56</text:p>
          </table:table-cell>
          <table:table-cell office:value-type="float" office:value="1249">
            <text:p>1249</text:p>
          </table:table-cell>
          <table:table-cell office:value-type="float" office:value="0">
            <text:p>0</text:p>
          </table:table-cell>
          <table:table-cell office:value-type="string">
            <text:p>Farrell</text:p>
          </table:table-cell>
          <table:table-cell table:number-columns-repeated="1005"/>
        </table:table-row>
        <table:table-row table:style-name="ro16" table:number-rows-repeated="1048518">
          <table:table-cell table:number-columns-repeated="1020"/>
        </table:table-row>
        <table:table-row table:style-name="ro16">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Segoe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fo:background-color="#cfe7f5"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3-02">02.03.2024</text:date>, <text:time>14:52:5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3-02-03T20:05:33Z</meta:creation-date>
    <dc:date>2024-03-02T14:52:55.66</dc:date>
    <meta:editing-duration>PT3M26S</meta:editing-duration>
    <meta:editing-cycles>8</meta:editing-cycles>
    <meta:document-statistic meta:table-count="1" meta:cell-count="439" meta:object-count="0"/>
  </office:meta>
</office:document-meta>
</file>